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8088" officeooo:paragraph-rsid="00068088"/>
    </style:style>
    <style:style style:name="P2" style:family="paragraph" style:parent-style-name="Standard">
      <style:paragraph-properties fo:text-align="start" style:justify-single-word="false"/>
      <style:text-properties officeooo:rsid="00068088" officeooo:paragraph-rsid="00068088"/>
    </style:style>
    <style:style style:name="P3" style:family="paragraph" style:parent-style-name="Standard">
      <style:paragraph-properties fo:text-align="start" style:justify-single-word="false"/>
      <style:text-properties officeooo:rsid="0006fa4a" officeooo:paragraph-rsid="0006fa4a"/>
    </style:style>
    <style:style style:name="T1" style:family="text">
      <style:text-properties officeooo:rsid="0006fa4a"/>
    </style:style>
    <style:style style:name="T2" style:family="text">
      <style:text-properties officeooo:rsid="0007d7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PG inspiré de Lord of the rings</text:p>
      <text:p text:style-name="P1"/>
      <text:p text:style-name="P1"/>
      <text:p text:style-name="P1"/>
      <text:p text:style-name="P2">Le jeu se passera dans plusieurs cartes différents inspirés de la trilogie du Seigneur des anneaux, on y retrouvera plusieurs maps telles que les mines de la Moria, le Mordor etc.<text:line-break/><text:line-break/>On commencera par créer notre personnage qui aura le choix entre être un Hobbit, un Homme, un Elfe ou un Nain (pas de Mage à la Gandalf parce que il serait trop fort, je veux garder un peu de cohérence) . <text:line-break/><text:line-break/>Des stats de base seront affectés en fonction de la race, il y aurait des points d’attaque, défense, endurance, vitesse, et des points de vie. <text:line-break/><text:line-break/><text:span text:style-name="T1">Dès le départ, une arme sera assigné à chaque classe, </text:span><text:span text:style-name="T2">les Hobbit pourront porter l’anneau de pouvoir mais subiront un malus en cas d’attaque encaissée</text:span><text:span text:style-name="T1">. Les Hommes, une épée basique.Les Elfes un arc .Les Nains une hache. <text:line-break/></text:span></text:p>
      <text:p text:style-name="P3">Chaque race pourra avec l’argent gagné dans les combats, pourra acheter des potions pour booster leurs stats durant un combat uniquement. Les effets s’estomperont à la fin du combat. </text:p>
      <text:p text:style-name="P3"/>
      <text:p text:style-name="P3">Les monstres, auront les mêmes types de statistiques que les différentes races, il y aura des mercenaires, des orcs, et des Boss comme le Golgoth de la Moria. Les Boss apparaîtront lorsque tout les monstres de la carte auront disparus. </text:p>
      <text:p text:style-name="P3"/>
      <text:p text:style-name="P3">Un système de niveaux <text:span text:style-name="T2">avec de l’xp </text:span>pour augmenter les stats de base de son personnage existera. <text:line-break/><text:span text:style-name="T2">On peut soit pourra combattre ou fuir un combat ou inspecter l’ennemi, attention ça gâchera un tour de s’inspecter. <text:line-break/><text:line-break/>On lancera la map, on fonction de la map on tombera sur différents types de monstres et de boss à la fin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19T11:08:11.582000000</meta:creation-date>
    <dc:date>2024-10-19T11:34:14.508000000</dc:date>
    <meta:editing-duration>PT5M42S</meta:editing-duration>
    <meta:editing-cycles>1</meta:editing-cycles>
    <meta:document-statistic meta:table-count="0" meta:image-count="0" meta:object-count="0" meta:page-count="1" meta:paragraph-count="5" meta:word-count="268" meta:character-count="1526" meta:non-whitespace-character-count="1250"/>
    <meta:generator>LibreOffice/7.3.2.2$Windows_X86_64 LibreOffice_project/49f2b1bff42cfccbd8f788c8dc32c1c309559be0</meta:generator>
  </office:meta>
</office:document-meta>
</file>